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sx_repeat.tsx_rep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sx_repeat.tsx_repeat( Stri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repeat.setStart( Stri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repeat.setEnd( String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repeat.tsx_repeat( String index , String start , String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sx_repeat.setIndex( Stri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